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fe6c5" officeooo:paragraph-rsid="001fe6c5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1fe6c5" officeooo:paragraph-rsid="001fe6c5" style:font-size-asian="11.3500003814697pt" style:font-weight-asian="normal" style:font-size-complex="13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3pt" fo:font-weight="normal" officeooo:rsid="001fe6c5" officeooo:paragraph-rsid="001fe6c5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officeooo:rsid="001fe6c5" officeooo:paragraph-rsid="001fe6c5" style:font-size-asian="11.3500003814697pt" style:font-weight-asian="normal" style:font-size-complex="13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3pt" fo:font-weight="normal" officeooo:rsid="00228ac7" officeooo:paragraph-rsid="00228ac7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officeooo:rsid="00228ac7" officeooo:paragraph-rsid="00228ac7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weight="normal" officeooo:rsid="002364bf" officeooo:paragraph-rsid="002364bf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officeooo:rsid="002364bf" officeooo:paragraph-rsid="002364bf" style:font-size-asian="15pt" style:font-weight-asian="bold" style:font-size-complex="15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Liberation Serif" fo:font-size="13pt" fo:font-weight="normal" officeooo:rsid="002364bf" officeooo:paragraph-rsid="002364bf" style:font-size-asian="11.3500003814697pt" style:font-weight-asian="normal" style:font-size-complex="13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Liberation Serif" fo:font-size="13pt" fo:font-weight="normal" officeooo:rsid="002364bf" officeooo:paragraph-rsid="002522f5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2364bf" officeooo:paragraph-rsid="002522f5" style:font-size-asian="11.3500003814697pt" style:font-weight-asian="normal" style:font-size-complex="13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Liberation Serif" fo:font-size="13pt" fo:font-weight="normal" officeooo:rsid="002563ea" officeooo:paragraph-rsid="002563ea" style:font-size-asian="11.3500003814697pt" style:font-weight-asian="normal" style:font-size-complex="13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Liberation Serif" fo:font-size="13pt" fo:font-weight="normal" officeooo:rsid="002563ea" officeooo:paragraph-rsid="0025dce5" style:font-size-asian="11.3500003814697pt" style:font-weight-asian="normal" style:font-size-complex="13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1" fo:font-size="13pt" fo:font-weight="normal" officeooo:rsid="00228ac7" officeooo:paragraph-rsid="00228ac7" style:font-size-asian="11.3500003814697pt" style:font-weight-asian="normal" style:font-size-complex="13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1" fo:font-size="13pt" fo:font-weight="normal" officeooo:rsid="00228ac7" officeooo:paragraph-rsid="002522f5" style:font-size-asian="11.3500003814697pt" style:font-weight-asian="normal" style:font-size-complex="13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1" fo:font-size="13pt" fo:font-weight="normal" officeooo:rsid="001fe6c5" officeooo:paragraph-rsid="001fe6c5" style:font-size-asian="11.3500003814697pt" style:font-weight-asian="normal" style:font-size-complex="13pt" style:font-weight-complex="normal"/>
    </style:style>
    <style:style style:name="P17" style:family="paragraph" style:parent-style-name="Footer">
      <style:text-properties officeooo:rsid="002692b6" officeooo:paragraph-rsid="002692b6"/>
    </style:style>
    <style:style style:name="T1" style:family="text">
      <style:text-properties officeooo:rsid="0020a448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font-name="DejaVu Sans" style:font-name-asian="DejaVu Sans" style:font-name-complex="DejaVu Sans"/>
    </style:style>
    <style:style style:name="T5" style:family="text">
      <style:text-properties style:text-position="0% 100%" style:font-name="DejaVu Sans" officeooo:rsid="002364bf" style:font-name-asian="DejaVu Sans" style:font-name-complex="DejaVu Sans"/>
    </style:style>
    <style:style style:name="T6" style:family="text">
      <style:text-properties style:text-position="0% 100%" style:font-name="DejaVu Sans" officeooo:rsid="002522f5" style:font-name-asian="DejaVu Sans" style:font-name-complex="DejaVu Sans"/>
    </style:style>
    <style:style style:name="T7" style:family="text">
      <style:text-properties style:text-position="0% 100%" style:font-name="DejaVu Sans" officeooo:rsid="0025dce5" style:font-name-asian="DejaVu Sans" style:font-name-complex="DejaVu Sans"/>
    </style:style>
    <style:style style:name="T8" style:family="text">
      <style:text-properties style:text-position="0% 100%" style:font-name-asian="DejaVu Sans" style:font-name-complex="DejaVu Sans"/>
    </style:style>
    <style:style style:name="T9" style:family="text">
      <style:text-properties style:text-position="0% 100%" officeooo:rsid="002522f5" style:font-name-asian="DejaVu Sans" style:font-name-complex="DejaVu Sans"/>
    </style:style>
    <style:style style:name="T10" style:family="text">
      <style:text-properties style:text-position="sub 58%" style:font-name="DejaVu Sans" style:font-name-asian="DejaVu Sans" style:font-name-complex="DejaVu Sans"/>
    </style:style>
    <style:style style:name="T11" style:family="text">
      <style:text-properties style:text-position="sub 58%" style:font-name="DejaVu Sans" officeooo:rsid="0025dce5" style:font-name-asian="DejaVu Sans" style:font-name-complex="DejaVu San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damentos de bases de datos</text:p>
      <text:p text:style-name="P1">Semestre 2018-I</text:p>
      <text:p text:style-name="P8">Erick Enrique Castro Espinosa</text:p>
      <text:p text:style-name="P1">Practica 5</text:p>
      <text:p text:style-name="P1">Normalización y exportación de datos.</text:p>
      <text:p text:style-name="P1"/>
      <text:p text:style-name="P1"/>
      <text:p text:style-name="P2"/>
      <text:list xml:id="list6920503753582079147" text:style-name="L1">
        <text:list-item>
          <text:p text:style-name="P3">Problemas de tener todo en una sola relación:</text:p>
          <text:p text:style-name="P16">- Existe la redundancia de datos y hay falta de legibilidad, <text:span text:style-name="T1">ademas de tener la incapacidad de representar cierta información </text:span></text:p>
        </text:list-item>
      </text:list>
      <text:p text:style-name="P2"/>
      <text:list xml:id="list10607078582496" text:continue-numbering="true" text:style-name="L1">
        <text:list-item>
          <text:p text:style-name="P5">Llaves candidatas de la relación</text:p>
          <text:p text:style-name="P14">- tomando como R(ne, a, cdl, cdf, nm, s, t) tenemos:</text:p>
          <text:p text:style-name="P15"><text:s text:c="2"/>sne<text:span text:style-name="T2">+</text:span><text:span text:style-name="T3">{s,ne,a,t,cdf,cdl,nm} </text:span><text:span text:style-name="T9">✓</text:span></text:p>
        </text:list-item>
      </text:list>
      <text:p text:style-name="P6"><text:span text:style-name="T5"/></text:p>
      <text:p text:style-name="P7"><text:span text:style-name="T5"/></text:p>
      <text:list xml:id="list10608394896221" text:continue-numbering="true" text:style-name="L1">
        <text:list-item>
          <text:p text:style-name="P9"><text:span text:style-name="T8">Las dependencias funcionales que existen en la información de esta relación.</text:span></text:p>
          <text:p text:style-name="P10"><text:span text:style-name="T8">- </text:span><text:span text:style-name="T6">ne→a</text:span></text:p>
          <text:p text:style-name="P10"><text:span text:style-name="T6">- cdl→ne cdf</text:span></text:p>
          <text:p text:style-name="P10"><text:span text:style-name="T6">- cdf→ne</text:span></text:p>
          <text:p text:style-name="P10"><text:span text:style-name="T6">- nm→cdf en cdl</text:span></text:p>
          <text:p text:style-name="P10"><text:span text:style-name="T6">- s ne→t cdf cdl nm</text:span></text:p>
        </text:list-item>
      </text:list>
      <text:p text:style-name="P11"><text:span text:style-name="T6"/></text:p>
      <text:list xml:id="list10607609913591" text:continue-numbering="true" text:style-name="L1">
        <text:list-item>
          <text:p text:style-name="P12"><text:span text:style-name="T9">U</text:span><text:span text:style-name="T8">na normalización en FNBC de la relación Estadosdistritosmunicipios</text:span></text:p>
          <text:p text:style-name="P12"><text:span text:style-name="T4"/></text:p>
          <text:p text:style-name="P13"><text:span text:style-name="T4">- R= R</text:span><text:span text:style-name="T10">1</text:span><text:span text:style-name="T4">(ne,a) ⋈ R</text:span><text:span text:style-name="T10">2</text:span><text:span text:style-name="T4">(cd</text:span><text:span text:style-name="T7">l,ne,cdf</text:span><text:span text:style-name="T4">)⋈ R</text:span><text:span text:style-name="T11">3</text:span><text:span text:style-name="T4">(</text:span><text:span text:style-name="T7">s,t,cdl,nm</text:span><text:span text:style-name="T4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692b6" officeooo:paragraph-rsid="002692b6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style:writing-mode="lr-tb" draw:opacity="5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26pt solid #000000" fo:border-bottom="none" fo:border-left="none" fo:border-right="none" fo:padding="0.049cm" style:shadow="none" fo:background-color="transparent" style:dynamic-spacing="false" draw:fill="none" draw:fill-color="#ffffff"/>
      </style:footer-style>
    </style:page-layout>
  </office:automatic-styles>
  <office:master-styles>
    <style:master-page style:name="Standard" style:page-layout-name="Mpm1">
      <style:footer>
        <text:p text:style-name="MP1">ne = nombre_estado<text:tab/>cdl =cabecera_distrital_local</text:p>
        <text:p text:style-name="MP1">a = abreviatura<text:tab/>cdf = cabecera_distrital_federal</text:p>
        <text:p text:style-name="MP1">nm = nombre_municipio<text:tab/>s = sección</text:p>
        <text:p text:style-name="MP1">t = tipo</text:p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12:27:47.746288327</meta:creation-date>
    <dc:date>2017-10-08T01:06:04.977169827</dc:date>
    <meta:editing-duration>P1DT10H51M5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140" meta:character-count="804" meta:non-whitespace-character-count="697"/>
  </office:meta>
</office:document-meta>
</file>